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n>5</mn>
      <mo stretchy="false">∧</mo>
      <mi>f</mi>
    </mrow>
    <annotation encoding="StarMath 5.0">5 and f 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22:14:45.712158964</meta:creation-date>
    <dc:date>2020-05-07T22:15:24.173216565</dc:date>
    <meta:editing-duration>PT39S</meta:editing-duration>
    <meta:editing-cycles>1</meta:editing-cycles>
    <meta:generator>LibreOffice/6.4.3.2$Linux_X86_64 LibreOffice_project/40$Build-2</meta:generator>
  </office:meta>
</office:document-meta>
</file>